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22720e" officeooo:paragraph-rsid="0022720e"/>
    </style:style>
    <style:style style:name="P2" style:family="paragraph" style:parent-style-name="Standard">
      <style:text-properties officeooo:rsid="00247e65" officeooo:paragraph-rsid="00309767"/>
    </style:style>
    <style:style style:name="P3" style:family="paragraph" style:parent-style-name="Standard">
      <style:text-properties officeooo:rsid="00247e65" officeooo:paragraph-rsid="003105f7"/>
    </style:style>
    <style:style style:name="P4" style:family="paragraph" style:parent-style-name="Standard">
      <style:text-properties fo:language="en" fo:country="US" officeooo:rsid="00247e65" officeooo:paragraph-rsid="0028329f"/>
    </style:style>
    <style:style style:name="P5" style:family="paragraph" style:parent-style-name="Standard">
      <style:text-properties fo:language="en" fo:country="US" officeooo:rsid="00247e65" officeooo:paragraph-rsid="00309767"/>
    </style:style>
    <style:style style:name="P6" style:family="paragraph" style:parent-style-name="Standard">
      <style:text-properties fo:language="en" fo:country="US" officeooo:rsid="00247e65" officeooo:paragraph-rsid="003db000"/>
    </style:style>
    <style:style style:name="P7" style:family="paragraph" style:parent-style-name="Standard">
      <style:text-properties fo:language="en" fo:country="US" officeooo:rsid="002f9f74" officeooo:paragraph-rsid="002f9f74"/>
    </style:style>
    <style:style style:name="P8" style:family="paragraph" style:parent-style-name="Standard">
      <style:text-properties fo:language="en" fo:country="US" officeooo:rsid="003281ff" officeooo:paragraph-rsid="003281ff"/>
    </style:style>
    <style:style style:name="P9" style:family="paragraph" style:parent-style-name="Standard">
      <style:text-properties style:font-name="Liberation Serif" fo:language="en" fo:country="US" officeooo:rsid="002f9f74" officeooo:paragraph-rsid="00366117"/>
    </style:style>
    <style:style style:name="P10" style:family="paragraph" style:parent-style-name="Standard">
      <style:text-properties style:font-name="Liberation Serif" fo:font-size="12pt" fo:language="en" fo:country="US" officeooo:rsid="002f9f74" officeooo:paragraph-rsid="00366117" style:font-size-asian="12pt" style:font-size-complex="12pt"/>
    </style:style>
    <style:style style:name="T1" style:family="text">
      <style:text-properties officeooo:rsid="0029694b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2ca080"/>
    </style:style>
    <style:style style:name="T4" style:family="text">
      <style:text-properties fo:language="en" fo:country="US" officeooo:rsid="0025c0c3"/>
    </style:style>
    <style:style style:name="T5" style:family="text">
      <style:text-properties fo:language="en" fo:country="US" officeooo:rsid="002d2971"/>
    </style:style>
    <style:style style:name="T6" style:family="text">
      <style:text-properties fo:language="en" fo:country="US" officeooo:rsid="00269b61"/>
    </style:style>
    <style:style style:name="T7" style:family="text">
      <style:text-properties fo:language="en" fo:country="US" officeooo:rsid="002f4efe"/>
    </style:style>
    <style:style style:name="T8" style:family="text">
      <style:text-properties fo:language="en" fo:country="US" officeooo:rsid="0029c8e5"/>
    </style:style>
    <style:style style:name="T9" style:family="text">
      <style:text-properties fo:language="en" fo:country="US" officeooo:rsid="0028329f"/>
    </style:style>
    <style:style style:name="T10" style:family="text">
      <style:text-properties fo:language="en" fo:country="US" officeooo:rsid="002e890a"/>
    </style:style>
    <style:style style:name="T11" style:family="text">
      <style:text-properties fo:language="en" fo:country="US" officeooo:rsid="0029694b"/>
    </style:style>
    <style:style style:name="T12" style:family="text">
      <style:text-properties fo:language="en" fo:country="US" officeooo:rsid="00309767"/>
    </style:style>
    <style:style style:name="T13" style:family="text">
      <style:text-properties fo:language="en" fo:country="US" officeooo:rsid="003105f7"/>
    </style:style>
    <style:style style:name="T14" style:family="text">
      <style:text-properties fo:language="en" fo:country="US" officeooo:rsid="0031105d"/>
    </style:style>
    <style:style style:name="T15" style:family="text">
      <style:text-properties officeooo:rsid="0029c8e5"/>
    </style:style>
    <style:style style:name="T16" style:family="text">
      <style:text-properties officeooo:rsid="002f9f74"/>
    </style:style>
    <style:style style:name="T17" style:family="text">
      <style:text-properties officeooo:rsid="00309767"/>
    </style:style>
    <style:style style:name="T18" style:family="text">
      <style:text-properties officeooo:rsid="003105f7"/>
    </style:style>
    <style:style style:name="T19" style:family="text">
      <style:text-properties officeooo:rsid="00511844" style:font-name-complex="Arial"/>
    </style:style>
    <style:style style:name="T20" style:family="text">
      <style:text-properties officeooo:rsid="000aae17" style:font-name-complex="Arial"/>
    </style:style>
    <style:style style:name="T21" style:family="text">
      <style:text-properties officeooo:rsid="0033a778" style:font-name-complex="Arial"/>
    </style:style>
    <style:style style:name="T22" style:family="text">
      <style:text-properties fo:font-weight="normal" officeooo:rsid="00511844" style:font-weight-asian="normal" style:font-name-complex="Arial" style:font-weight-complex="normal"/>
    </style:style>
    <style:style style:name="T23" style:family="text">
      <style:text-properties fo:font-weight="normal" officeooo:rsid="0033a778" style:font-weight-asian="normal" style:font-name-complex="Arial" style:font-weight-complex="normal"/>
    </style:style>
    <style:style style:name="T24" style:family="text">
      <style:text-properties fo:font-weight="normal" officeooo:rsid="000aae17" style:font-weight-asian="normal" style:font-name-complex="Arial" style:font-weight-complex="normal"/>
    </style:style>
    <style:style style:name="T25" style:family="text">
      <style:text-properties officeooo:rsid="003db000"/>
    </style:style>
    <style:style style:name="T26" style:family="text">
      <style:text-properties officeooo:rsid="003df2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H<text:span text:style-name="T16">i</text:span>,</text:p>
      <text:p text:style-name="P1"/>
      <text:p text:style-name="P6">My name is Harald Nordgren and I am applying <text:span text:style-name="T25">to write my Master thesis</text:span> <text:span text:style-name="T26">at Intel</text:span>. The announced position looks interesting and seems like something that I c<text:span text:style-name="T18">an</text:span> see myself working with in the future.</text:p>
      <text:p text:style-name="P1"/>
      <text:p text:style-name="P5">I <text:span text:style-name="T1">am a high-achieving university student with a</text:span> passion for programming <text:span text:style-name="T17">and</text:span> I have always <text:span text:style-name="T1">taken</text:span> an active interest in technology. <text:span text:style-name="T17">I</text:span> <text:span text:style-name="T15">was </text:span>first <text:span text:style-name="T1">introduced</text:span> to programming at age 14 after which I taught myself the basics of C++ and Java.</text:p>
      <text:p text:style-name="P5"/>
      <text:p text:style-name="P2"><text:span text:style-name="T2">I have</text:span><text:span text:style-name="T11"> </text:span><text:span text:style-name="T2">tailor</text:span><text:span text:style-name="T6">ed</text:span><text:span text:style-name="T2"> my university education to be able to write as much code as possible and </text:span><text:span text:style-name="T11">to try out</text:span><text:span text:style-name="T2"> </text:span><text:span text:style-name="T8">many</text:span><text:span text:style-name="T2"> different programming languages. </text:span><text:span text:style-name="T3">I have </text:span><text:span text:style-name="T13">studied</text:span><text:span text:style-name="T12"> topics like</text:span><text:span text:style-name="T3"> </text:span><text:span text:style-name="T5">advanced </text:span><text:span text:style-name="T3">algorithm </text:span><text:span text:style-name="T7">design</text:span><text:span text:style-name="T3">, real-time programming </text:span><text:span text:style-name="T7">and c</text:span><text:span text:style-name="T3">omputer security, </text:span><text:span text:style-name="T13">a</text:span><text:span text:style-name="T12">s well as assembler coding and natural language processing</text:span><text:span text:style-name="T3"> </text:span><text:span text:style-name="T10">using</text:span><text:span text:style-name="T3"> regular expressions. </text:span><text:span text:style-name="T13">I recently took a course in functional programming which really opened my eyes to the different ways of solving </text:span><text:span text:style-name="T14">complex </text:span><text:span text:style-name="T13">problems.</text:span></text:p>
      <text:p text:style-name="P2"/>
      <text:p text:style-name="P3"><text:span text:style-name="T5">I am </text:span><text:span text:style-name="T13">very</text:span><text:span text:style-name="T5"> interested in mathematics </text:span><text:span text:style-name="T13">and have always excelled academically in the subject.</text:span><text:span text:style-name="T5"> </text:span><text:span text:style-name="T13">I </text:span><text:span text:style-name="T5">have knowledge in areas like algebra, calculus, statistics, numerical analysis and topology. I have</text:span><text:span text:style-name="T13"> </text:span><text:span text:style-name="T5">been a Linux user for many years, I </text:span><text:span text:style-name="T13">am</text:span><text:span text:style-name="T5"> comfortable with working in the terminal </text:span><text:span text:style-name="T13">and</text:span><text:span text:style-name="T5"> </text:span><text:span text:style-name="T13">I </text:span><text:span text:style-name="T5">enjoy writing </text:span><text:span text:style-name="T12">my own</text:span><text:span text:style-name="T5"> scripts.</text:span></text:p>
      <text:p text:style-name="P2"/>
      <text:p text:style-name="P2"><text:span text:style-name="T4">I am a self-starter who likes personal responsibility, and </text:span><text:span text:style-name="T2">I take pride in writing clear and effective code</text:span><text:span text:style-name="T4">. I know how to work independently – how to search for information on my own – as well as working within a group. </text:span><text:span text:style-name="T2">I am</text:span><text:span text:style-name="T6"> a</text:span><text:span text:style-name="T2"> social person </text:span><text:span text:style-name="T7">that</text:span><text:span text:style-name="T2"> </text:span><text:span text:style-name="T8">thrives in the company of others</text:span><text:span text:style-name="T2">. </text:span><text:span text:style-name="T9">I love to travel and would like to pursue an international career at some point.</text:span></text:p>
      <text:p text:style-name="P4"/>
      <text:p text:style-name="P7">Thanks for your time, I look forward to hearing back <text:span text:style-name="T17">from you</text:span> soon.</text:p>
      <text:p text:style-name="P4"/>
      <text:p text:style-name="P4"/>
      <text:p text:style-name="P7">Sincerely,</text:p>
      <text:p text:style-name="P7"/>
      <text:p text:style-name="P7">Harald Nordgren</text:p>
      <text:p text:style-name="P9">haraldnordgren@gmail.com</text:p>
      <text:p text:style-name="P10"><text:span text:style-name="T19">+46 -</text:span><text:span text:style-name="T22"> </text:span><text:span text:style-name="T20">70</text:span><text:span text:style-name="T21">3</text:span><text:span text:style-name="T23"> - </text:span><text:span text:style-name="T24">16 </text:span><text:span text:style-name="T20">89 08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1T00:33:06.344221066</meta:creation-date>
    <dc:date>2015-06-03T14:23:59.757552725</dc:date>
    <meta:editing-duration>PT13H19M24S</meta:editing-duration>
    <meta:editing-cycles>20</meta:editing-cycles>
    <meta:generator>LibreOffice/4.2.8.2$Linux_X86_64 LibreOffice_project/420m0$Build-2</meta:generator>
    <meta:document-statistic meta:table-count="0" meta:image-count="0" meta:object-count="0" meta:page-count="1" meta:paragraph-count="11" meta:word-count="288" meta:character-count="1689" meta:non-whitespace-character-count="1410"/>
  </office:meta>
</office:document-meta>
</file>